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19DD0C0415152A93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draw:fill="solid" draw:fill-color="#ffffff" draw:textarea-vertical-align="top" fo:min-height="0cm" fo:min-width="0cm"/>
    </style:style>
    <style:style style:name="gr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solid" draw:fill-color="#ffffff" draw:textarea-vertical-align="top" fo:min-height="0cm" fo:min-width="0cm" fo:padding-top="0.009cm" fo:padding-bottom="0.009cm" fo:padding-left="0.009cm" fo:padding-right="0.0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18cm" svg:stroke-color="#000000" draw:stroke-linejoin="round" draw:fill="solid" draw:fill-color="#ffffff" draw:textarea-vertical-align="top" fo:min-height="0cm" fo:min-width="0cm" fo:padding-top="0.127cm" fo:padding-bottom="0.127cm" fo:padding-left="0.254cm" fo:padding-right="0.254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text-properties fo:font-size="12pt"/>
    </style:style>
    <style:style style:name="P2" style:family="paragraph">
      <loext:graphic-properties draw:fill="solid" draw:fill-color="#ffffff"/>
      <style:text-properties style:font-name="Times New Roman"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text-properties style:font-name="Times New Roman" fo:font-size="13pt" style:font-size-asian="20pt" style:font-size-complex="20pt"/>
    </style:style>
    <style:style style:name="T1" style:family="text">
      <style:text-properties style:font-name="Times New Roman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3.334cm" svg:height="8.891cm" svg:x="2.164cm" svg:y="1.637cm">
          <text:p/>
          <draw:enhanced-geometry draw:type="0"/>
        </draw:custom-shape>
        <draw:custom-shape draw:name="Straight Arrow Connector 37" draw:style-name="gr2" draw:text-style-name="P2" draw:layer="measurelines" svg:width="6.113cm" svg:height="1.535cm" svg:x="6.229cm" svg:y="4.89cm">
          <text:p/>
          <draw:enhanced-geometry draw:mirror-horizontal="true" draw:type="0"/>
        </draw:custom-shape>
        <draw:custom-shape draw:name="Straight Arrow Connector 39" draw:style-name="gr2" draw:text-style-name="P2" draw:layer="measurelines" svg:width="3.229cm" svg:height="0.689cm" svg:x="9.121cm" svg:y="4.202cm">
          <text:p/>
          <draw:enhanced-geometry draw:type="0"/>
        </draw:custom-shape>
        <draw:custom-shape draw:name="Straight Arrow Connector 40" draw:style-name="gr2" draw:text-style-name="P2" draw:layer="measurelines" svg:width="4.79cm" svg:height="0.126cm" svg:x="7.237cm" svg:y="6.759cm">
          <text:p/>
          <draw:enhanced-geometry draw:mirror-horizontal="true" draw:type="0"/>
        </draw:custom-shape>
        <draw:custom-shape draw:name="Straight Arrow Connector 42" draw:style-name="gr2" draw:text-style-name="P2" draw:layer="measurelines" svg:width="7.303cm" svg:height="0.953cm" svg:x="6.237cm" svg:y="7.507cm">
          <text:p/>
          <draw:enhanced-geometry draw:type="0"/>
        </draw:custom-shape>
        <draw:frame draw:style-name="gr3" draw:text-style-name="P3" draw:layer="measurelines" svg:width="9.147cm" svg:height="12.191cm" svg:x="-0.003cm" svg:y="0.001cm">
          <draw:image xlink:href="Pictures/100002010000025300000319DD0C0415152A9361.png" xlink:type="simple" xlink:show="embed" xlink:actuate="onLoad">
            <text:p/>
          </draw:image>
        </draw:frame>
        <draw:custom-shape draw:name="Text Box 23" draw:style-name="gr4" draw:text-style-name="P4" draw:layer="measurelines" svg:width="3.287cm" svg:height="0.954cm" svg:x="5.884cm" svg:y="6.404cm">
          <text:p><text:span text:style-name="T1">Wheel hub</text:span></text:p>
          <draw:enhanced-geometry draw:type="0"/>
        </draw:custom-shape>
        <draw:custom-shape draw:name="Text Box 20" draw:style-name="gr4" draw:text-style-name="P4" draw:layer="measurelines" svg:width="1.954cm" svg:height="0.954cm" svg:x="5.84cm" svg:y="5.118cm">
          <text:p><text:span text:style-name="T1">Forks</text:span></text:p>
          <draw:enhanced-geometry draw:type="0"/>
        </draw:custom-shape>
        <draw:custom-shape draw:name="Text Box 26" draw:style-name="gr4" draw:text-style-name="P4" draw:layer="measurelines" svg:width="1.606cm" svg:height="0.954cm" svg:x="7.693cm" svg:y="8.49cm">
          <text:p><text:span text:style-name="T1">Bolt</text:span></text:p>
          <draw:enhanced-geometry draw:type="0"/>
        </draw:custom-shape>
        <draw:line draw:style-name="gr5" draw:text-style-name="P3" draw:layer="measurelines" svg:x1="6.223cm" svg:y1="5.969cm" svg:x2="5.334cm" svg:y2="6.858cm">
          <text:p/>
        </draw:line>
        <draw:line draw:style-name="gr5" draw:text-style-name="P3" draw:layer="measurelines" svg:x1="6.223cm" svg:y1="5.969cm" svg:x2="3.429cm" svg:y2="6.985cm">
          <text:p/>
        </draw:line>
        <draw:line draw:style-name="gr5" draw:text-style-name="P3" draw:layer="measurelines" svg:x1="6.985cm" svg:y1="7.239cm" svg:x2="5.969cm" svg:y2="10.033cm">
          <text:p/>
        </draw:line>
        <draw:line draw:style-name="gr5" draw:text-style-name="P3" draw:layer="measurelines" svg:x1="8.001cm" svg:y1="9.398cm" svg:x2="5.207cm" svg:y2="11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21:09.439802006</meta:creation-date>
    <dc:date>2017-02-28T17:02:15.377999532</dc:date>
    <meta:editing-duration>PT11M37S</meta:editing-duration>
    <meta:editing-cycles>4</meta:editing-cycles>
    <meta:generator>LibreOffice/5.3.0.3$Linux_X86_64 LibreOffice_project/30m0$Build-3</meta:generator>
    <meta:document-statistic meta:object-count="13"/>
  </office:meta>
</office:document-meta>
</file>